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EPS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EPS.loadImage( ImageInfo info , Map hints , ImageSessionContext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mageLoaderEPS.ImageLoaderE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